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ll Num Targets</text:p>
      <text:p text:style-name="Standard">When we need to know the number of targets a spell can affect, we call scripts by the name “SpellNumTargets”. <text:s/>If the scripts return any non-empty value then that value is used as the spell's number of targets. <text:s/>Otherwise we use the defaultvalue. <text:s/>The value can be any integer or fractional value such as “12” or “3.25”.</text:p>
      <text:p text:style-name="Heading">Hook Parameters</text:p>
      <text:list xml:id="list28631170" text:style-name="L3">
        <text:list-item>
          <text:p text:style-name="P3">Parameter 5 is the number of targets as computed from the spell editor definition. <text:s/>This is the value that will be used if no script exists or the script returns an empty value.</text:p>
        </text:list-item>
      </text:list>
      <text:p text:style-name="Heading">Context</text:p>
      <text:p text:style-name="Standard"/>
      <text:list xml:id="list28616001" text:style-name="L1">
        <text:list-item>
          <text:p text:style-name="P2">Attacker - the character that cast the spell</text:p>
        </text:list-item>
        <text:list-item>
          <text:p text:style-name="P2">spell - the spell that is being ca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01:05.22</meta:creation-date>
    <meta:generator>OpenOffice.org/3.2$Win32 OpenOffice.org_project/320m18$Build-9502</meta:generator>
    <dc:date>2011-06-11T08:50:29.51</dc:date>
    <dc:creator>Paul Stevens</dc:creator>
    <meta:editing-duration>PT00H04M37S</meta:editing-duration>
    <meta:editing-cycles>3</meta:editing-cycles>
    <meta:document-statistic meta:table-count="0" meta:image-count="0" meta:object-count="0" meta:page-count="1" meta:paragraph-count="7" meta:word-count="118" meta:character-count="619"/>
  </office:meta>
</office:document-meta>
</file>